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language="zxx" fo:country="none" officeooo:paragraph-rsid="001d31b0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text-properties fo:color="#000000" loext:opacity="100%" style:font-name="Times New Roman" fo:font-size="12pt" fo:language="zxx" fo:country="none" officeooo:rsid="001d31b0" officeooo:paragraph-rsid="001d31b0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color="#000000" loext:opacity="100%" style:font-name="Times New Roman" fo:font-size="12pt" fo:language="zxx" fo:country="none" fo:font-weight="bold" officeooo:rsid="001d31b0" officeooo:paragraph-rsid="001d31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1d31b0"/>
    </style:style>
    <style:style style:name="T2" style:family="text">
      <style:text-properties fo:font-variant="normal" fo:text-transform="none" fo:font-size="10.5pt" fo:letter-spacing="normal" fo:font-style="normal" fo:font-weight="normal"/>
    </style:style>
    <style:style style:name="T3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officeooo:rsid="001d31b0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Вопрос 1:</text:span><text:span text:style-name="T1"> </text:span><text:span text:style-name="T4">Дайте определение Разбиения и фактормножества.</text:span> </text:p>
      <text:p text:style-name="P3">Ответ: </text:p>
      <text:p text:style-name="P3"><text:span text:style-name="T8">Фактормножество</text:span><text:span text:style-name="T9"> — это множество всех классов эквивалентности.</text:span></text:p>
      <text:p text:style-name="P3"><text:span text:style-name="T8">Разбиение</text:span><text:span text:style-name="T9"> </text:span><text:span text:style-name="T8">—</text:span><text:span text:style-name="T9"> Последовательность из непустых, попарно непересекающихся подмножеств множества, объединение которых его воссоздает </text:span></text:p>
      <text:p text:style-name="P3"/>
      <text:p text:style-name="P2"><text:span text:style-name="T5">Вопрос 2:</text:span><text:span text:style-name="T4"> Как по фактормножеству определить принадлежит ли пара (х,у) отношению?</text:span> </text:p>
      <text:p text:style-name="P3">Ответ: <text:span text:style-name="T9">В данном случае пара </text:span><text:span text:style-name="T10">(x, y) </text:span><text:span text:style-name="T9">обозначает строку и столбец в матрице. Если на этом месте будет стоять единица, то эта пара принадлежит отношению</text:span></text:p>
      <text:p text:style-name="P2"/>
      <text:p text:style-name="P1"><text:span text:style-name="T7">Вопрос 3:</text:span><text:span text:style-name="T1"> </text:span><text:span text:style-name="T4">Как по заданному фактормножеству построить матрицу эквивалентного отношения?</text:span> </text:p>
      <text:p text:style-name="P3">Ответ: <text:span text:style-name="T9">В каждом классе число означает место для единицы в строчке отношения, что способствует построению матриц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4T13:53:24.720000000</dc:date>
    <meta:editing-duration>PT36M57S</meta:editing-duration>
    <meta:editing-cycles>1</meta:editing-cycles>
    <meta:document-statistic meta:table-count="0" meta:image-count="0" meta:object-count="0" meta:page-count="1" meta:paragraph-count="8" meta:word-count="88" meta:character-count="681" meta:non-whitespace-character-count="594"/>
    <meta:generator>LibreOffice/7.4.3.2$Windows_X86_64 LibreOffice_project/1048a8393ae2eeec98dff31b5c133c5f1d08b890</meta:generator>
  </office:meta>
</office:document-meta>
</file>